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" style:family="graphic" style:parent-style-name="objectwithoutfill">
      <style:graphic-properties draw:marker-start="Arrow" draw:marker-start-width="0.3cm" draw:marker-end="Arrow" draw:marker-end-width="0.4cm" draw:fill="none" draw:textarea-vertical-align="middle"/>
    </style:style>
    <style:style style:name="gr3" style:family="graphic" style:parent-style-name="standard">
      <style:graphic-properties draw:marker-start-width="0.3cm" draw:marker-end-width="0.3cm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2.163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502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5.42cm" style:use-optimal-column-width="false"/>
    </style:style>
    <style:style style:name="co4" style:family="table-column">
      <style:table-column-properties style:column-width="5.38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735cm"/>
    </style:style>
    <style:style style:name="ro3" style:family="table-row">
      <style:table-row-properties style:row-height="2.631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851cm"/>
    </style:style>
    <style:style style:name="ro6" style:family="table-row">
      <style:table-row-properties style:row-height="1.014cm"/>
    </style:style>
    <style:style style:name="ro7" style:family="table-row">
      <style:table-row-properties style:row-height="0.716cm"/>
    </style:style>
    <style:style style:name="ro8" style:family="table-row">
      <style:table-row-properties style:row-height="1.217cm"/>
    </style:style>
    <style:style style:name="ce1" style:family="table-cell">
      <style:text-properties fo:font-size="14pt" style:font-size-asian="18pt" style:font-size-complex="18pt"/>
    </style:style>
    <style:style style:name="ce2" style:family="table-cell">
      <style:text-properties fo:font-size="12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5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grouperesa – Modèle de données</text:span><text:span text:style-name="T1"><text:line-break/></text:span><text:span text:style-name="T2">(201612171840)</text:span></text:p>
          </draw:text-box>
        </draw:frame>
        <draw:frame draw:style-name="standard" xml:id="id3" draw:id="id3" draw:layer="layout" svg:width="5.501cm" svg:height="5.129cm" svg:x="8.635cm" svg:y="15.3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RESA_MGRPS</text:span></text:p>
              </table:table-cell>
            </table:table-row>
            <table:table-row table:style-name="ro2">
              <table:table-cell table:style-name="ce2">
                <text:p><text:span text:style-name="T4">k- id_resa_mgrp</text:span></text:p>
              </table:table-cell>
            </table:table-row>
            <table:table-row table:style-name="ro3">
              <table:table-cell table:style-name="ce2">
                <text:p><text:span text:style-name="T4">- titre</text:span></text:p>
                <text:p><text:span text:style-name="T4">- descriptif</text:span></text:p>
                <text:p><text:span text:style-name="T4">- id_resa_bgrp</text:span></text:p>
                <text:p><text:span text:style-name="T4">- place_mgrp</text:span></text:p>
                <text:p><text:span text:style-name="T4">- date_publication</text:span></text:p>
                <text:p><text:span text:style-name="T4">- statut</text:span></text:p>
                <text:p><text:span text:style-name="T4">- maj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5.417cm" svg:height="3.233cm" svg:x="0cm" svg:y="3.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3">EVENEMENTS</text:span></text:p>
              </table:table-cell>
            </table:table-row>
            <table:table-row table:style-name="ro2">
              <table:table-cell table:style-name="ce2">
                <text:p><text:span text:style-name="T4">k- id_evenement</text:span></text:p>
              </table:table-cell>
            </table:table-row>
            <table:table-row table:style-name="ro4">
              <table:table-cell table:style-name="ce2">
                <text:p><text:span text:style-name="T4">- …</text:span></text:p>
                <text:p><text:span text:style-name="T4">- inscription</text:span></text:p>
                <text:p><text:span text:style-name="T4">- place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419cm" svg:height="3.268cm" svg:x="22.465cm" svg:y="8.40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><text:span text:style-name="T3">RESA_GRP_LIENS</text:span></text:p>
              </table:table-cell>
            </table:table-row>
            <table:table-row table:style-name="ro6">
              <table:table-cell table:style-name="ce2">
                <text:p><text:span text:style-name="T4">k- id_resa_grp</text:span></text:p>
                <text:p><text:span text:style-name="T4">k- id_objet</text:span></text:p>
                <text:p><text:span text:style-name="T4">k- objet</text:span></text:p>
              </table:table-cell>
            </table:table-row>
            <table:table-row table:style-name="ro7">
              <table:table-cell table:style-name="ce2">
                <text:p><text:span text:style-name="T4">- v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6" draw:id="id6" draw:layer="layout" svg:width="5.38cm" svg:height="4.655cm" svg:x="20.115cm" svg:y="15.691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><text:span text:style-name="T3">RESA_GRPS</text:span></text:p>
              </table:table-cell>
            </table:table-row>
            <table:table-row table:style-name="ro2">
              <table:table-cell table:style-name="ce2">
                <text:p><text:span text:style-name="T4">k- id_resa_grp</text:span></text:p>
              </table:table-cell>
            </table:table-row>
            <table:table-row table:style-name="ro3">
              <table:table-cell table:style-name="ce2">
                <text:p><text:span text:style-name="T4">- id_evenement</text:span></text:p>
                <text:p><text:span text:style-name="T4">- titre</text:span></text:p>
                <text:p><text:span text:style-name="T4">- descriptif</text:span></text:p>
                <text:p><text:span text:style-name="T4">- id_resa_mgrp</text:span></text:p>
                <text:p><text:span text:style-name="T4">- place_grp</text:span></text:p>
                <text:p><text:span text:style-name="T4">- maj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" draw:id="id2" draw:layer="layout" svg:width="5.419cm" svg:height="4.216cm" svg:x="10.024cm" svg:y="8.229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><text:span text:style-name="T3">RESA_MGRP_LIENS</text:span></text:p>
              </table:table-cell>
            </table:table-row>
            <table:table-row table:style-name="ro6">
              <table:table-cell table:style-name="ce2">
                <text:p><text:span text:style-name="T4">k- id_resa_mgrp</text:span></text:p>
                <text:p><text:span text:style-name="T4">k- id_objet</text:span></text:p>
                <text:p><text:span text:style-name="T4">k- objet</text:span></text:p>
              </table:table-cell>
            </table:table-row>
            <table:table-row table:style-name="ro8">
              <table:table-cell table:style-name="ce2">
                <text:p><text:span text:style-name="T4">- vu</text:span></text:p>
                <text:p><text:span text:style-name="T4">- place_mgrp</text:span></text:p>
                <text:p><text:span text:style-name="T4">- clonage_mgr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" draw:id="id4" draw:layer="layout" svg:width="5.417cm" svg:height="3.788cm" svg:x="17.715cm" svg:y="3.28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3">RESERVATIONS_</text:span></text:p>
                <text:p><text:span text:style-name="T3">DETAILS</text:span></text:p>
              </table:table-cell>
            </table:table-row>
            <table:table-row table:style-name="ro2">
              <table:table-cell table:style-name="ce2">
                <text:p><text:span text:style-name="T4">k- id_reservation_detail</text:span></text:p>
              </table:table-cell>
            </table:table-row>
            <table:table-row table:style-name="ro4">
              <table:table-cell table:style-name="ce2">
                <text:p><text:span text:style-name="T4">- …</text:span></text:p>
                <text:p><text:span text:style-name="T4">- id_reservation</text:span></text:p>
                <text:p><text:span text:style-name="T4">- id_evenement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2" draw:layer="layout" draw:type="curve" svg:x1="5.417cm" svg:y1="5.116cm" svg:x2="10.024cm" svg:y2="10.337cm" draw:start-shape="id1" draw:end-shape="id2" svg:d="M5417 5116c3456 0 1153 5221 4607 5221" svg:viewBox="0 0 4608 5222">
          <text:p/>
        </draw:connector>
        <draw:connector draw:style-name="gr1" draw:text-style-name="P2" draw:layer="layout" draw:type="curve" svg:x1="12.733cm" svg:y1="12.445cm" svg:x2="11.385cm" svg:y2="15.386cm" draw:start-shape="id2" draw:end-shape="id3" svg:d="M12733 12445c0 2206-1348 736-1348 2941" svg:viewBox="0 0 1349 2942">
          <text:p/>
        </draw:connector>
        <draw:connector draw:style-name="gr1" draw:text-style-name="P2" draw:layer="layout" draw:type="curve" svg:x1="5.417cm" svg:y1="5.116cm" svg:x2="17.715cm" svg:y2="5.179cm" draw:start-shape="id1" draw:end-shape="id4" draw:end-glue-point="3" svg:d="M5417 5116c9225 0 3076 63 12298 63" svg:viewBox="0 0 12299 64">
          <text:p/>
        </draw:connector>
        <draw:connector draw:style-name="gr1" draw:text-style-name="P2" draw:layer="layout" draw:type="curve" svg:x1="20.423cm" svg:y1="7.073cm" svg:x2="22.465cm" svg:y2="10.043cm" draw:start-shape="id4" draw:end-shape="id5" draw:end-glue-point="3" svg:d="M20423 7073c0 1980 680 2970 2042 2970" svg:viewBox="0 0 2043 2971">
          <text:p/>
        </draw:connector>
        <draw:connector draw:style-name="gr1" draw:text-style-name="P2" draw:layer="layout" draw:type="curve" svg:x1="25.174cm" svg:y1="11.677cm" svg:x2="22.805cm" svg:y2="15.691cm" draw:start-shape="id5" draw:end-shape="id6" svg:d="M25174 11677c0 3012-2369 1005-2369 4014" svg:viewBox="0 0 2370 4015">
          <text:p/>
        </draw:connector>
        <draw:connector draw:style-name="gr1" draw:text-style-name="P2" draw:layer="layout" draw:type="curve" draw:line-skew="5.316cm" svg:x1="20.115cm" svg:y1="18.018cm" svg:x2="5.417cm" svg:y2="5.116cm" draw:start-shape="id6" draw:end-shape="id1" svg:d="M20115 18018c-3048 0 4301-12902-14698-12902" svg:viewBox="0 0 14699 12903">
          <text:p/>
        </draw:connector>
        <draw:connector draw:style-name="gr2" draw:text-style-name="P2" draw:layer="layout" draw:type="curve" svg:x1="14.136cm" svg:y1="17.95cm" svg:x2="20.115cm" svg:y2="18.018cm" draw:start-shape="id3" draw:end-shape="id6" svg:d="M14136 17950c4485 0 1496 68 5979 68" svg:viewBox="0 0 5980 69">
          <text:p/>
        </draw:connector>
        <draw:frame draw:style-name="standard" xml:id="id7" draw:id="id7" draw:layer="layout" svg:width="5.501cm" svg:height="4.655cm" svg:x="0.864cm" svg:y="12.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RESA_BGRPS</text:span></text:p>
              </table:table-cell>
            </table:table-row>
            <table:table-row table:style-name="ro2">
              <table:table-cell table:style-name="ce2">
                <text:p><text:span text:style-name="T4">k- id_resa_bgrp</text:span></text:p>
              </table:table-cell>
            </table:table-row>
            <table:table-row table:style-name="ro3">
              <table:table-cell table:style-name="ce2">
                <text:p><text:span text:style-name="T4">- titre</text:span></text:p>
                <text:p><text:span text:style-name="T4">- descriptif</text:span></text:p>
                <text:p><text:span text:style-name="T4">- place_bgrp</text:span></text:p>
                <text:p><text:span text:style-name="T4">- date_publication</text:span></text:p>
                <text:p><text:span text:style-name="T4">- statut</text:span></text:p>
                <text:p><text:span text:style-name="T4">- maj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" draw:text-style-name="P2" draw:layer="layout" draw:type="curve" svg:x1="12.733cm" svg:y1="12.446cm" svg:x2="11.385cm" svg:y2="15.387cm" svg:d="M12733 12446c0 2206-1348 736-1348 2941" svg:viewBox="0 0 1349 2942">
          <text:p/>
        </draw:connector>
        <draw:connector draw:style-name="gr3" draw:text-style-name="P3" draw:layer="layout" draw:type="curve" svg:x1="6.365cm" svg:y1="14.907cm" svg:x2="8.635cm" svg:y2="17.95cm" draw:start-shape="id7" draw:end-shape="id3" svg:d="M6365 14907c1704 0 569 3043 2270 3043" svg:viewBox="0 0 2271 3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Arrow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Small_20_Arrow" draw:marker-end="Small_20_Arrow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1:10:24.935160164</meta:creation-date>
    <dc:date>2017-01-03T15:22:42.756784022</dc:date>
    <meta:editing-duration>PT26M20S</meta:editing-duration>
    <meta:editing-cycles>7</meta:editing-cycles>
    <meta:generator>LibreOffice/5.1.4.2$Linux_X86_64 LibreOffice_project/10m0$Build-2</meta:generator>
    <meta:document-statistic meta:object-count="40"/>
  </office:meta>
</office:document-meta>
</file>